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265d5" officeooo:paragraph-rsid="000265d5"/>
    </style:style>
    <style:style style:name="P2" style:family="paragraph" style:parent-style-name="Standard">
      <style:paragraph-properties fo:text-align="start" style:justify-single-word="false"/>
      <style:text-properties officeooo:rsid="000265d5" officeooo:paragraph-rsid="000265d5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265d5" officeooo:paragraph-rsid="000265d5"/>
    </style:style>
    <style:style style:name="P4" style:family="paragraph" style:parent-style-name="Standard">
      <style:paragraph-properties fo:text-align="start" style:justify-single-word="false"/>
      <style:text-properties style:text-underline-style="none" officeooo:rsid="000265d5" officeooo:paragraph-rsid="000265d5"/>
    </style:style>
    <style:style style:name="P5" style:family="paragraph" style:parent-style-name="Standard">
      <style:paragraph-properties fo:text-align="start" style:justify-single-word="false"/>
      <style:text-properties fo:font-style="italic" style:text-underline-style="none" officeooo:rsid="000265d5" officeooo:paragraph-rsid="000265d5" style:font-style-asian="italic" style:font-style-complex="italic"/>
    </style:style>
    <style:style style:name="P6" style:family="paragraph" style:parent-style-name="Standard">
      <style:paragraph-properties fo:text-align="start" style:justify-single-word="false"/>
      <style:text-properties fo:font-style="normal" style:text-underline-style="none" officeooo:rsid="000265d5" officeooo:paragraph-rsid="000265d5" style:font-style-asian="normal" style:font-style-complex="normal"/>
    </style:style>
    <style:style style:name="P7" style:family="paragraph" style:parent-style-name="Standard">
      <style:paragraph-properties fo:text-align="start" style:justify-single-word="false"/>
      <style:text-properties fo:font-style="normal" style:text-underline-style="none" officeooo:rsid="000265d5" officeooo:paragraph-rsid="0003e706" style:font-style-asian="normal" style:font-style-complex="normal"/>
    </style:style>
    <style:style style:name="P8" style:family="paragraph" style:parent-style-name="Standard">
      <style:paragraph-properties fo:text-align="start" style:justify-single-word="false"/>
      <style:text-properties fo:font-style="normal" style:text-underline-style="none" officeooo:rsid="0003e706" officeooo:paragraph-rsid="0003e706" style:font-style-asian="normal" style:font-style-complex="normal"/>
    </style:style>
    <style:style style:name="T1" style:family="text">
      <style:text-properties officeooo:rsid="0003e70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3e706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NVIX</text:p>
      <text:p text:style-name="P1"/>
      <text:p text:style-name="P2"/>
      <text:p text:style-name="P3">Scheduling sur les priorités</text:p>
      <text:p text:style-name="P3"/>
      <text:p text:style-name="P4">Dans un premier temps, nous avons essayé d’implémenter la méthode par priorité en changeant la condition qui permet de choisir le prochain processus à exécuter. </text:p>
      <text:p text:style-name="P4">Avant le choix se faisait sur les compteurs (counter), nous avons essayé de faire jouer la priorité dedans.</text:p>
      <text:p text:style-name="P4"/>
      <text:p text:style-name="P4"/>
      <text:p text:style-name="P5">If (11* p-&gt;counter -p-&gt;priority &gt; next-&gt;11 * counter- next-&gt;priority )</text:p>
      <text:p text:style-name="P5">{</text:p>
      <text:p text:style-name="P5"><text:tab/>next-&gt;counter++;</text:p>
      <text:p text:style-name="P5"><text:s/><text:tab/>next = p;</text:p>
      <text:p text:style-name="P5"><text:s/>}</text:p>
      <text:p text:style-name="P5"/>
      <text:p text:style-name="P6">Cette première implémentation permet de faire intervenir les priorités tout en laissant un impact aux compteurs. C'est à dire qu'un processus A avec une priorité plus grande qu'un autre processus B pourra se faire piquer la place si le compteur du processus B est vraiment trop grand. </text:p>
      <text:p text:style-name="P5">PS : on règle l'impact des compteurs grâce au coefficients placés devant. Exemple ici : 11</text:p>
      <text:p text:style-name="P5"/>
      <text:p text:style-name="P6"/>
      <text:p text:style-name="P7"><text:span text:style-name="T3">La méthode </text:span>nous avons implément<text:span text:style-name="T1">é</text:span> <text:span text:style-name="T1">est</text:span> plus sévèrement basé sur les priorités. C'est à dire qu'un processus plus prioritaire qu'un autre <text:span text:style-name="T1">sera en moyenne beaucoup plus souvent exécuté. Et si il y a égalité, le champ « nice » et compteur servira à départager.</text:span></text:p>
      <text:p text:style-name="P7"><text:span text:style-name="T1">Cependant pour éviter que les processus à plus faible priorité ne soit jamais exécutés, on utilise un coefficient de 2 ( c'est à dire qu'il faut <text:s/>au moins 10 rejet à un processus pour égaler prioritairement un processus de priorité un cran au dessus).</text:span></text:p>
      <text:p text:style-name="P6"/>
      <text:p text:style-name="P8">Dans le cas ou, plusieurs processus sont égaux au niveau de la condition, c'est le premier processus traité qui sera choisi comme prioritaire.</text:p>
      <text:p text:style-name="P8">C'est pourquoi après avoir choisi notre processus prioritaire, il y a une autre vérification qui permet de départager tout les processus étant égalité dans la condition, grâce aux « nice » ou aux compteurs.</text:p>
      <text:p text:style-name="P8"/>
      <text:p text:style-name="P8"><text:span text:style-name="T2">Voir sched.c</text:span></text:p>
      <text:p text:style-name="P8"><text:span text:style-name="T4"/></text:p>
      <text:p text:style-name="P8"><text:s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1T19:12:00.025149234</meta:creation-date>
    <dc:date>2017-01-31T19:55:01.053670891</dc:date>
    <meta:editing-duration>PT27M20S</meta:editing-duration>
    <meta:editing-cycles>1</meta:editing-cycles>
    <meta:document-statistic meta:table-count="0" meta:image-count="0" meta:object-count="0" meta:page-count="1" meta:paragraph-count="17" meta:word-count="274" meta:character-count="1645" meta:non-whitespace-character-count="1379"/>
    <meta:generator>LibreOffice/4.4.6.3$Linux_X86_64 LibreOffice_project/40m0$Build-3</meta:generator>
  </office:meta>
</office:document-meta>
</file>